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4fc5" officeooo:paragraph-rsid="00164fc5"/>
    </style:style>
    <style:style style:name="P2" style:family="paragraph" style:parent-style-name="Standard">
      <style:text-properties officeooo:rsid="00164fc5" officeooo:paragraph-rsid="001789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l sua idade?</text:p>
      <text:p text:style-name="P1">17</text:p>
      <text:p text:style-name="P1"/>
      <text:p text:style-name="P1">Onde você mora?</text:p>
      <text:p text:style-name="P1">Pecém</text:p>
      <text:p text:style-name="P1"/>
      <text:p text:style-name="P2">Qual a sua escolaridade</text:p>
      <text:p text:style-name="P2">Ensino médio incompleto</text:p>
      <text:p text:style-name="P1"/>
      <text:p text:style-name="P1">Como é sua rotina?</text:p>
      <text:p text:style-name="P1">acordar cedo, ir para a escola, estudar, chegar em casa e descansar</text:p>
      <text:p text:style-name="P1"/>
      <text:p text:style-name="P1">Qual sua principal responsabilidade?</text:p>
      <text:p text:style-name="P1">Saúde mental e estudos</text:p>
      <text:p text:style-name="P1"/>
      <text:p text:style-name="P1">Qual o seu principal objetivo? E como deseja alcança-lo?</text:p>
      <text:p text:style-name="P1">Ter uma estabilidade financeira. Trabalhando</text:p>
      <text:p text:style-name="P1"/>
      <text:p text:style-name="P1">Qual rede social você costuma usar?</text:p>
      <text:p text:style-name="P1">Instagram</text:p>
      <text:p text:style-name="P1"/>
      <text:p text:style-name="P1">Quais assuntos você gosta de acompanhar?</text:p>
      <text:p text:style-name="P1">Videos de asmr de comidas</text:p>
      <text:p text:style-name="P1"/>
      <text:p text:style-name="P1">Quais marcas você costuma usar?</text:p>
      <text:p text:style-name="P1">Oboticario, Natura</text:p>
      <text:p text:style-name="P1"/>
      <text:p text:style-name="P1">Oque você mais utiliza na sua rotina?</text:p>
      <text:p text:style-name="P1">Celular</text:p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0:02:48.142745675</meta:creation-date>
    <dc:date>2024-03-07T11:25:38.497889245</dc:date>
    <meta:editing-duration>PT1H</meta:editing-duration>
    <meta:editing-cycles>1</meta:editing-cycles>
    <meta:document-statistic meta:table-count="0" meta:image-count="0" meta:object-count="0" meta:page-count="1" meta:paragraph-count="21" meta:word-count="86" meta:character-count="529" meta:non-whitespace-character-count="462"/>
    <meta:generator>LibreOffice/7.3.7.2$Linux_X86_64 LibreOffice_project/30$Build-2</meta:generator>
  </office:meta>
</office:document-meta>
</file>